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text-align="justify" style:justify-single-word="false" fo:orphans="2" fo:widows="2"/>
    </style:style>
    <style:style style:name="P4" style:family="paragraph" style:parent-style-name="code">
      <style:paragraph-properties fo:orphans="2" fo:widows="2"/>
    </style:style>
    <style:style style:name="P5" style:family="paragraph" style:parent-style-name="code">
      <style:paragraph-properties fo:orphans="2" fo:widows="2"/>
      <style:text-properties fo:font-size="10.5pt" style:font-size-asian="10.5pt" style:font-size-complex="10.5pt"/>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note">
      <style:paragraph-properties fo:margin-top="0.0835in" fo:margin-bottom="0.139in" fo:orphans="2" fo:widows="2"/>
    </style:style>
    <style:style style:name="P10" style:family="paragraph" style:parent-style-name="body-left">
      <style:paragraph-properties fo:margin-top="0in" fo:margin-bottom="0.0417in" fo:orphans="2" fo:widows="2"/>
    </style:style>
    <style:style style:name="P11" style:family="paragraph" style:parent-style-name="code">
      <style:paragraph-properties fo:orphans="2" fo:widows="2" fo:keep-with-next="always"/>
      <style:text-properties fo:font-size="10.5pt" style:font-size-asian="10.5pt" style:font-size-complex="10.5pt"/>
    </style:style>
    <style:style style:name="P12" style:family="paragraph" style:parent-style-name="code" style:master-page-name="">
      <style:paragraph-properties fo:orphans="2" fo:widows="2" style:page-number="auto" fo:keep-with-next="always"/>
      <style:text-properties fo:font-size="10.5pt" style:font-size-asian="10.5pt" style:font-size-complex="10.5pt"/>
    </style:style>
    <style:style style:name="P13" style:family="paragraph" style:parent-style-name="Heading_20_3">
      <style:paragraph-properties fo:margin-top="0.0417in" fo:margin-bottom="0.0693in" fo:orphans="2" fo:widows="2"/>
    </style:style>
    <style:style style:name="P14" style:family="paragraph" style:parent-style-name="sectionheading">
      <style:paragraph-properties fo:margin-top="0.0417in" fo:margin-bottom="0.0555in" fo:orphans="2" fo:widows="2"/>
    </style:style>
    <style:style style:name="P15" style:family="paragraph" style:parent-style-name="Heading_20_1" style:master-page-name="Standard">
      <style:paragraph-properties fo:margin-top="0in" fo:margin-bottom="0in" fo:orphans="2" fo:widows="2" style:page-number="auto"/>
    </style:style>
    <style:style style:name="P16" style:family="paragraph" style:parent-style-name="Heading_20_2">
      <style:paragraph-properties fo:margin-top="0in" fo:margin-bottom="0.0972in"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54325520" text:id="ct554325520">
          <text:format-change>
            <office:change-info>
              <dc:creator>Unknown Author</dc:creator>
              <dc:date>2021-08-22T18:12:00</dc:date>
            </office:change-info>
          </text:format-change>
        </text:changed-region>
        <text:changed-region xml:id="ct554323336" text:id="ct554323336">
          <text:format-change>
            <office:change-info>
              <dc:creator>Unknown Author</dc:creator>
              <dc:date>2021-08-22T18:12:00</dc:date>
            </office:change-info>
          </text:format-change>
        </text:changed-region>
        <text:changed-region xml:id="ct554323440" text:id="ct554323440">
          <text:format-change>
            <office:change-info>
              <dc:creator>Unknown Author</dc:creator>
              <dc:date>2021-08-22T18:13:00</dc:date>
            </office:change-info>
          </text:format-change>
        </text:changed-region>
        <text:changed-region xml:id="ct554324480" text:id="ct554324480">
          <text:format-change>
            <office:change-info>
              <dc:creator>Unknown Author</dc:creator>
              <dc:date>2021-08-22T18:1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6.4996in" svg:height="0.135in" svg:x="-2.3752in" svg:y="0in">
        <draw:image xlink:href="Pictures/20000007000025F9000000C9F0140E06.wmf" xlink:type="simple" xlink:show="embed" xlink:actuate="onLoad">
          <text:p/>
        </draw:image>
      </draw:frame>
      <draw:frame text:anchor-type="page" text:anchor-page-number="1" draw:z-index="8" draw:name="Picture 6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9" draw:name="Picture 6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1" draw:name="Picture 70"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2" draw:name="Picture 71"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4" draw:name="Picture 73"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5" draw:name="Picture 74"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6" draw:name="Picture 75"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9" draw:name="Picture 7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20" draw:name="Picture 79" draw:style-name="gr2" draw:text-style-name="P17" svg:width="2.7913in" svg:height="0.135in" svg:x="-2.3752in" svg:y="0in">
        <draw:image xlink:href="Pictures/2000000700000FB5000000C94FDA4EAC.wmf" xlink:type="simple" xlink:show="embed" xlink:actuate="onLoad">
          <text:p/>
        </draw:image>
      </draw:frame>
      <text:h text:style-name="P15" text:outline-level="1">JDOImplHelper</text:h>
      <text:p text:style-name="P7"><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9"><text:s/>NOTE: This interface is not intended to be used by application programmers. It is for use only by implementations. </text:p>
      <text:p text:style-name="P1">package javax.jdo.spi;</text:p>
      <text:p text:style-name="P1">public class JDOImplHelper {</text:p>
      <text:p text:style-name="P8"><draw:frame draw:style-name="fr1" draw:name="1" text:anchor-type="as-char" svg:width="2.7917in" svg:height="0.1346in" draw:z-index="1"><draw:image xlink:href="Pictures/2000000700000FB5000000C94FDA4EAC.wmf" xlink:type="simple" xlink:show="embed" xlink:actuate="onLoad"/></draw:frame></text:p>
      <text:h text:style-name="P16" text:outline-level="2">JDOImplHelper access</text:h>
      <text:p text:style-name="P1"><text:span text:style-name="Assertion">A9.1-1 [</text:span>public static JDOImplHelper <text:alphabetical-index-mark-start text:id="IMark75725044" text:main-entry="true"/>getInstance<text:alphabetical-index-mark-end text:id="IMark75725044"/>()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75725044" text:main-entry="true"/><text:span text:style-name="T1">registerClass</text:span><text:alphabetical-index-mark-end text:id="IMark75725044"/>, which is static and does not need any authorization.<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16" text:outline-level="2">Metadata access</text:h>
      <text:p text:style-name="P1"><text:span text:style-name="Assertion">A9.2-1 [</text:span>public String[] <text:alphabetical-index-mark-start text:id="IMark75725044" text:main-entry="true"/>getFieldNames<text:alphabetical-index-mark-end text:id="IMark75725044"/> (Class pcClass);</text:p>
      <text:p text:style-name="P2">This method returns the names of persistent and transactional fields of the parameter class.<text:change-start text:change-id="ct554325520"/><text:span text:style-name="Assertion">]</text:span><text:change-end text:change-id="ct554325520"/>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75723460" text:main-entry="true"/>getFieldTypes<text:alphabetical-index-mark-end text:id="IMark75723460"/>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75723460" text:main-entry="true"/>getFieldFlags<text:alphabetical-index-mark-end text:id="IMark75723460"/>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75723460" text:main-entry="true"/>getPersistenceCapableSuperclass<text:alphabetical-index-mark-end text:id="IMark75723460"/> (Class pcClass);</text:p>
      <text:p text:style-name="P2">This method returns the <text:span text:style-name="T1">PersistenceCapable</text:span> superclass of the parameter class<text:change-start text:change-id="ct554323336"/><text:span text:style-name="Assertion">]</text:span><text:change-end text:change-id="ct554323336"/>, or <text:span text:style-name="Assertion">A9.2-14 [</text:span><text:span text:style-name="T1">null</text:span> if there is none.<text:span text:style-name="Assertion">]</text:span></text:p>
      <text:p text:style-name="P8"><draw:frame draw:style-name="fr1" draw:name="3" text:anchor-type="as-char" svg:width="2.7917in" svg:height="0.1346in" draw:z-index="3"><draw:image xlink:href="Pictures/2000000700000FB5000000C94FDA4EAC.wmf" xlink:type="simple" xlink:show="embed" xlink:actuate="onLoad"/></draw:frame></text:p>
      <text:h text:style-name="P16" text:outline-level="2">Persistence-capable instance factory</text:h>
      <text:p text:style-name="P1"><text:span text:style-name="Assertion">A9.3-1 [</text:span>public PersistenceCapable <text:alphabetical-index-mark-start text:id="IMark75723460" text:main-entry="true"/>newInstance<text:alphabetical-index-mark-end text:id="IMark75723460"/> (Class pcClass, </text:p>
      <text:p text:style-name="P1"><text:tab/>StateManager sm);<text:span text:style-name="Assertion">]</text:span></text:p>
      <text:p text:style-name="P1"><text:span text:style-name="Assertion">A9.3-2 [</text:span>public PersistenceCapable <text:alphabetical-index-mark-start text:id="IMark75723460" text:main-entry="true"/>newInstance<text:alphabetical-index-mark-end text:id="IMark75723460"/>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8"><draw:frame draw:style-name="fr1" draw:name="4" text:anchor-type="as-char" svg:width="2.7917in" svg:height="0.1346in" draw:z-index="4"><draw:image xlink:href="Pictures/2000000700000FB5000000C94FDA4EAC.wmf" xlink:type="simple" xlink:show="embed" xlink:actuate="onLoad"/></draw:frame></text:p>
      <text:h text:style-name="P16" text:outline-level="2">Registration of PersistenceCapable classes</text:h>
      <text:p text:style-name="P1"><text:span text:style-name="Assertion">A9.4-1 [</text:span>public static void <text:alphabetical-index-mark-start text:id="IMark75723460" text:main-entry="true"/>registerClass<text:alphabetical-index-mark-end text:id="IMark75723460"/>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183364128" text:main-entry="true"/>getRegisteredClasses<text:alphabetical-index-mark-end text:id="IMark183364128"/>();</text:p>
      <text:p text:style-name="P2">This method returns a collection of classes that have been registered.<text:span text:style-name="Assertion">]</text:span></text:p>
      <text:h text:style-name="P13" text:outline-level="3">Notification of <text:span text:style-name="T3">PersistenceCapable class registrations</text:span></text:h>
      <text:p text:style-name="P1"><text:bookmark text:name="X-101994994"/><text:span text:style-name="Assertion">A9.4.1-1 [</text:span><text:alphabetical-index-mark-start text:id="IMark183364128" text:main-entry="true"/>addRegisterClassListener<text:alphabetical-index-mark-end text:id="IMark183364128"/>(<text:alphabetical-index-mark-start text:id="IMark75723460" text:main-entry="true"/>RegisterClassListener<text:alphabetical-index-mark-end text:id="IMark75723460"/> rcl);</text:p>
      <text:p text:style-name="P2">This method registers a <text:alphabetical-index-mark-start text:id="IMark75723460" text:main-entry="true"/><text:span text:style-name="T1">RegisterClassListener</text:span><text:alphabetical-index-mark-end text:id="IMark75723460"/> to be notified upon new <text:span text:style-name="T1">PersistenceCapable Class</text:span> registrations.<text:span text:style-name="Assertion">]</text:span> A <text:alphabetical-index-mark-start text:id="IMark183364128" text:main-entry="true"/><text:span text:style-name="T1">RegisterClassEvent</text:span><text:alphabetical-index-mark-end text:id="IMark183364128"/>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183364128" text:main-entry="true"/>removeRegisterClassListener<text:alphabetical-index-mark-end text:id="IMark183364128"/>(<text:alphabetical-index-mark-start text:id="IMark75723460" text:main-entry="true"/>RegisterClassListener<text:alphabetical-index-mark-end text:id="IMark75723460"/> rcl);</text:p>
      <text:p text:style-name="P2">This method removes a <text:alphabetical-index-mark-start text:id="IMark75723460" text:main-entry="true"/><text:span text:style-name="T1">RegisterClassEvent</text:span><text:alphabetical-index-mark-end text:id="IMark75723460"/> from the list to be notified upon new <text:span text:style-name="T1">PersistenceCapable Class</text:span> registrations.<text:span text:style-name="Assertion">]</text:span></text:p>
      <text:h text:style-name="P14" text:outline-level="4"><text:tab/><text:tab/><text:alphabetical-index-mark-start text:id="IMark75724468" text:main-entry="true"/>RegisterClassEvent<text:alphabetical-index-mark-end text:id="IMark75724468"/></text:h>
      <text:p text:style-name="P1">public class <text:alphabetical-index-mark-start text:id="IMark75724468" text:main-entry="true"/>RegisterClassEvent<text:alphabetical-index-mark-end text:id="IMark75724468"/> extends java.util.EventObject {</text:p>
      <text:p text:style-name="P2"><text:tab/>An instance of this class is generated for each class that registers itself, and is sent to each <text:tab/>registered listener.</text:p>
      <text:p text:style-name="P1"><text:span text:style-name="T2"><text:tab/></text:span><text:span text:style-name="Assertion"><text:span text:style-name="T2">A9.4.1-6 </text:span></text:span><text:span text:style-name="Assertion"><text:span text:style-name="T4">[</text:span></text:span>public Class <text:alphabetical-index-mark-start text:id="IMark75724468" text:main-entry="true"/>getRegisteredClass<text:alphabetical-index-mark-end text:id="IMark75724468"/>();</text:p>
      <text:p text:style-name="P2"><text:tab/>Returns the newly registered <text:span text:style-name="T1">Class</text:span>.<text:span text:style-name="Assertion">]</text:span></text:p>
      <text:p text:style-name="P1"><text:tab/><text:span text:style-name="Assertion">A9.4.1-7 [</text:span>public String[] <text:alphabetical-index-mark-start text:id="IMark75723460" text:main-entry="true"/>getFieldNames<text:alphabetical-index-mark-end text:id="IMark75723460"/>();</text:p>
      <text:p text:style-name="P2"><text:tab/>Returns the field names of the newly registered <text:span text:style-name="T1">Class</text:span>.<text:span text:style-name="Assertion">]</text:span></text:p>
      <text:p text:style-name="P1"><text:tab/><text:span text:style-name="Assertion">A9.4.1-8 [</text:span>public Class[] <text:alphabetical-index-mark-start text:id="IMark75724468" text:main-entry="true"/>getFieldTypes<text:alphabetical-index-mark-end text:id="IMark75724468"/>();</text:p>
      <text:p text:style-name="P2"><text:tab/>Returns the field types of the newly registered <text:span text:style-name="T1">Class</text:span>.<text:span text:style-name="Assertion">]</text:span></text:p>
      <text:p text:style-name="P1"><text:tab/><text:span text:style-name="Assertion">A9.4.1-9 [</text:span>public byte[] <text:alphabetical-index-mark-start text:id="IMark75723460" text:main-entry="true"/>getFieldFlags<text:alphabetical-index-mark-end text:id="IMark75723460"/>();</text:p>
      <text:p text:style-name="P2"><text:tab/>Returns the field flags of the newly registered <text:span text:style-name="T1">Class</text:span>.<text:span text:style-name="Assertion">]</text:span></text:p>
      <text:p text:style-name="P1"><text:tab/><text:span text:style-name="Assertion">A9.4.1-10 [</text:span>public Class <text:alphabetical-index-mark-start text:id="IMark75724468" text:main-entry="true"/>getPersistenceCapableSuperclass<text:alphabetical-index-mark-end text:id="IMark75724468"/>();</text:p>
      <text:p text:style-name="P2"><text:tab/>Returns the <text:span text:style-name="T1">PersistenceCapable</text:span> superclass of the newly registered <text:span text:style-name="T1">Class</text:span>.<text:span text:style-name="Assertion">]</text:span></text:p>
      <text:p text:style-name="P1">} // class <text:alphabetical-index-mark-start text:id="IMark75724468" text:main-entry="true"/>RegisterClassEvent<text:alphabetical-index-mark-end text:id="IMark75724468"/></text:p>
      <text:h text:style-name="P14" text:outline-level="4"><text:tab/><text:tab/><text:alphabetical-index-mark-start text:id="IMark75724468" text:main-entry="true"/>RegisterClassListener<text:alphabetical-index-mark-end text:id="IMark75724468"/></text:h>
      <text:p text:style-name="P1">public interface <text:alphabetical-index-mark-start text:id="IMark75724468" text:main-entry="true"/>RegisterClassListener<text:alphabetical-index-mark-end text:id="IMark75724468"/> extends </text:p>
      <text:p text:style-name="P1"><text:tab/>java.util.EventListener {</text:p>
      <text:p text:style-name="P2"><text:soft-page-break/><text:tab/>This interface must be implemented by classes that register as listeners to be notified of <text:tab/>registrations of <text:span text:style-name="T1">PersistenceCapable</text:span> classes.</text:p>
      <text:p text:style-name="P1"><text:tab/><text:span text:style-name="Assertion">A9.4.1-11 [</text:span>void <text:alphabetical-index-mark-start text:id="IMark75723460" text:main-entry="true"/>registerClass<text:alphabetical-index-mark-end text:id="IMark75723460"/> (<text:alphabetical-index-mark-start text:id="IMark75724468" text:main-entry="true"/>RegisterClassEvent<text:alphabetical-index-mark-end text:id="IMark75724468"/> rce);</text:p>
      <text:p text:style-name="P2"><text:tab/>This method is called for each <text:span text:style-name="T1">PersistenceCapable</text:span> class that registers itself.<text:span text:style-name="Assertion">]</text:span></text:p>
      <text:p text:style-name="P1">} // interface <text:alphabetical-index-mark-start text:id="IMark75723460" text:main-entry="true"/>RegisterClassListener<text:alphabetical-index-mark-end text:id="IMark75723460"/></text:p>
      <text:p text:style-name="P8"><draw:frame draw:style-name="fr1" draw:name="5" text:anchor-type="as-char" svg:width="2.7917in" svg:height="0.1346in" draw:z-index="5"><draw:image xlink:href="Pictures/2000000700000FB5000000C94FDA4EAC.wmf" xlink:type="simple" xlink:show="embed" xlink:actuate="onLoad"/></draw:frame></text:p>
      <text:h text:style-name="P16" text:outline-level="2">Security administration</text:h>
      <text:p text:style-name="P1"><text:span text:style-name="Assertion">A9.5 -1[</text:span>public static void <text:alphabetical-index-mark-start text:id="IMark75723460" text:main-entry="true"/>registerAuthorizedStateManagerClass<text:alphabetical-index-mark-end text:id="IMark75723460"/>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75723460" text:main-entry="true"/>registerAuthorizedStateManagerClasses<text:alphabetical-index-mark-end text:id="IMark75723460"/>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75723460" text:main-entry="true"/>checkAuthorizedStateManagerClass<text:alphabetical-index-mark-end text:id="IMark75723460"/>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75723460" text:main-entry="true"/>checkAuthorizedStateManager<text:alphabetical-index-mark-end text:id="IMark75723460"/>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16" text:outline-level="2">Application identity handling</text:h>
      <text:p text:style-name="P1"><text:span text:style-name="Assertion">A9.6.1 [</text:span>public Object <text:alphabetical-index-mark-start text:id="IMark75723460" text:main-entry="true"/>newObjectIdInstance<text:alphabetical-index-mark-end text:id="IMark75723460"/>(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text:change-start text:change-id="ct554323440"/><text:span text:style-name="Assertion">]</text:span><text:change-end text:change-id="ct554323440"/> <text:change-start text:change-id="ct554324480"/><text:span text:style-name="Assertion">A9.6.3 [</text:span><text:change-end text:change-id="ct554324480"/>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75723460" text:main-entry="true"/>newObjectIdInstance<text:alphabetical-index-mark-end text:id="IMark75723460"/>(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75723460" text:main-entry="true"/>newObjectIdInstance<text:alphabetical-index-mark-end text:id="IMark75723460"/>(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75723460" text:main-entry="true"/>copyKeyFieldsToObjectId<text:alphabetical-index-mark-end text:id="IMark75723460"/>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10"><text:span text:style-name="Assertion">A9.6.9 [</text:span><text:span text:style-name="T1">public void </text:span><text:alphabetical-index-mark-start text:id="IMark75724468" text:main-entry="true"/><text:span text:style-name="T1">copyKeyFieldsFromObjectId</text:span><text:alphabetical-index-mark-end text:id="IMark75724468"/><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75724468" text:main-entry="true"/>registerDateFormat<text:alphabetical-index-mark-end text:id="IMark75724468"/>(<text:bookmark text:name="X-101995275"/><text:bookmark text:name="X-101995276"/><text:alphabetical-index-mark-start text:id="IMark75723460" text:main-entry="true"/>DateFormat<text:alphabetical-index-mark-end text:id="IMark75723460"/> df);</text:p>
      <text:p text:style-name="P3">This method allows the implementation to register a <text:alphabetical-index-mark-start text:id="IMark75723460" text:main-entry="true"/>DateFormat<text:alphabetical-index-mark-end text:id="IMark75723460"/> for use when constructing <text:span text:style-name="T5">SingleFieldIdentity</text:span> instances of type ObjectIdentity that use java.util.Date as the key field. The default in case the implementation does not register a <text:alphabetical-index-mark-start text:id="IMark75724468" text:main-entry="true"/><text:span text:style-name="T1">DateFormat</text:span><text:alphabetical-index-mark-end text:id="IMark75724468"/> is <text:alphabetical-index-mark-start text:id="IMark183364128" text:main-entry="true"/><text:span text:style-name="T1">DateFormat</text:span><text:alphabetical-index-mark-end text:id="IMark183364128"/><text:span text:style-name="T1">.getDateTimeInstance()</text:span>. If this cannot be obtained, the default is <text:alphabetical-index-mark-start text:id="IMark183364704" text:main-entry="true"/><text:span text:style-name="T1">DateFormat</text:span><text:alphabetical-index-mark-end text:id="IMark183364704"/><text:span text:style-name="T1">.</text:span><text:alphabetical-index-mark-start text:id="IMark75724852" text:main-entry="true"/><text:span text:style-name="T1">getInstance</text:span><text:alphabetical-index-mark-end text:id="IMark75724852"/><text:span text:style-name="T1">()</text:span>. For example,</text:p>
      <text:p text:style-name="P5">SimpleDateFormat usDateFormat = new SimpleDateFormat</text:p>
      <text:p text:style-name="P5"><text:tab/><text:tab/>("MMM dd, yyyy hh:mm:ss a", Locale.US);</text:p>
      <text:p text:style-name="P5"><text:tab/>helper.<text:alphabetical-index-mark-start text:id="IMark183364704" text:main-entry="true"/>registerDateFormat<text:alphabetical-index-mark-end text:id="IMark183364704"/>(usDateFormat);</text:p>
      <text:p text:style-name="P5"><text:tab/>Object oid = new ObjectIdentity(Object.class, </text:p>
      <text:p text:style-name="P5"><text:tab/><text:tab/>"java.util.Date:Jan 01, 1970 00:00:00 AM");</text:p>
      <text:p text:style-name="P4"/>
      <text:p text:style-name="P8"><text:soft-page-break/><draw:frame draw:style-name="fr1" draw:name="7" text:anchor-type="as-char" svg:width="2.7917in" svg:height="0.1346in" draw:z-index="7"><draw:image xlink:href="Pictures/2000000700000FB5000000C94FDA4EAC.wmf" xlink:type="simple" xlink:show="embed" xlink:actuate="onLoad"/></draw:frame></text:p>
      <text:h text:style-name="P16" text:outline-level="2">Persistence-capable class state interrogation</text:h>
      <text:p text:style-name="P2">For JDO implementations that do not support BinaryCompatibility, an instance of <text:alphabetical-index-mark-start text:id="IMark183364704" text:main-entry="true"/>StateInterrogation<text:alphabetical-index-mark-end text:id="IMark183364704"/> must be registered with JDOImplHelper to handle JDOHelper methods for instances that do not implement PersistenceCapable. </text:p>
      <text:p text:style-name="P2">The <text:alphabetical-index-mark-start text:id="IMark183364704" text:main-entry="true"/>StateInterrogation<text:alphabetical-index-mark-end text:id="IMark183364704"/> interface is implemented by a JDO implementation class to take responsibility for determining the life cycle state and object identity, and for marking fields dirty.</text:p>
      <text:p text:style-name="P12">package javax.jdo.spi;</text:p>
      <text:p text:style-name="P11">public interface <text:alphabetical-index-mark-start text:id="IMark183364704" text:main-entry="true"/>StateInterrogation<text:alphabetical-index-mark-end text:id="IMark183364704"/> {</text:p>
      <text:p text:style-name="P11"><text:tab/>Boolean isPersistent(Object pc);</text:p>
      <text:p text:style-name="P11"><text:tab/>Boolean isTransactional(Object pc);</text:p>
      <text:p text:style-name="P11"><text:tab/>Boolean isDirty(Object pc);</text:p>
      <text:p text:style-name="P5"><text:tab/>Boolean isNew(Object pc);</text:p>
      <text:p text:style-name="P5"><text:tab/>Boolean isDeleted(Object pc);</text:p>
      <text:p text:style-name="P5"><text:tab/>Boolean isDetached(Object pc);</text:p>
      <text:p text:style-name="P5"><text:tab/>PersistenceManager getPersistenceManager(Object pc);</text:p>
      <text:p text:style-name="P5"><text:tab/>Object getObjectId(Object pc);</text:p>
      <text:p text:style-name="P5"><text:tab/>Object getTransactionalObjectId(Object pc);</text:p>
      <text:p text:style-name="P5"><text:tab/>boolean makeDirty(Object pc, String fieldName);</text:p>
      <text:p text:style-name="P5"><text:tab/>Object getVersion(Object pc); </text:p>
      <text:p text:style-name="P5">}</text:p>
      <text:p text:style-name="P4"/>
      <text:p text:style-name="P2">For methods returning Boolean, PersistenceManager, and Object, if the <text:alphabetical-index-mark-start text:id="IMark183364704" text:main-entry="true"/>StateInterrogation<text:alphabetical-index-mark-end text:id="IMark183364704"/> instance does not recognize the parameter instance, null is returned, and the next registered <text:alphabetical-index-mark-start text:id="IMark75724852" text:main-entry="true"/>StateInterrogation<text:alphabetical-index-mark-end text:id="IMark75724852"/> instance is called. </text:p>
      <text:p text:style-name="P2">For makeDirty, if the <text:alphabetical-index-mark-start text:id="IMark75724852" text:main-entry="true"/>StateInterrogation<text:alphabetical-index-mark-end text:id="IMark75724852"/> instance does not recognize the parameter instance, false is returned, and the next registered <text:alphabetical-index-mark-start text:id="IMark183364704" text:main-entry="true"/>StateInterrogation<text:alphabetical-index-mark-end text:id="IMark183364704"/> instance is called.</text:p>
      <text:p text:style-name="P1">public void <text:alphabetical-index-mark-start text:id="IMark183364704" text:main-entry="true"/>addStateInterrogation<text:alphabetical-index-mark-end text:id="IMark183364704"/>(<text:alphabetical-index-mark-start text:id="IMark75724852" text:main-entry="true"/>StateInterrogation<text:alphabetical-index-mark-end text:id="IMark75724852"/> si);</text:p>
      <text:p text:style-name="P2">This method of JDOImplHelper registers an instance of <text:alphabetical-index-mark-start text:id="IMark75724852" text:main-entry="true"/>StateInterrogation<text:alphabetical-index-mark-end text:id="IMark75724852"/> for delegation of life cycle state queries made on JDOHelper.</text:p>
      <text:p text:style-name="P1">public void <text:alphabetical-index-mark-start text:id="IMark75724852" text:main-entry="true"/>removeStateInterrogation<text:alphabetical-index-mark-end text:id="IMark75724852"/>(<text:alphabetical-index-mark-start text:id="IMark183364704" text:main-entry="true"/>StateInterrogation<text:alphabetical-index-mark-end text:id="IMark183364704"/> si);</text:p>
      <text:p text:style-name="P2">This method of JDOImplHelper removes an instance of <text:alphabetical-index-mark-start text:id="IMark183364704" text:main-entry="true"/>StateInterrogation<text:alphabetical-index-mark-end text:id="IMark183364704"/>, so it is no longer called by JDOHelper for life cycle state queri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5</meta:editing-cycles>
    <meta:creation-date>2012-06-24T15:48:43.37</meta:creation-date>
    <meta:editing-duration>PT39M36S</meta:editing-duration>
    <meta:generator>OpenOffice/4.1.10$Win32 OpenOffice.org_project/4110m2$Build-9807</meta:generator>
    <dc:title>JDO_Chapter</dc:title>
    <dc:date>2021-08-22T18:15:22.07</dc:date>
    <meta:document-statistic meta:table-count="0" meta:image-count="8" meta:object-count="0" meta:page-count="6" meta:paragraph-count="125" meta:word-count="1665" meta:character-count="123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